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6cm" svg:height="3.1cm" svg:x="7.7cm" svg:y="3.9cm">
          <text:p text:style-name="P1">t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cm" svg:height="3.6cm" svg:x="3.57cm" svg:y="9.7cm">
          <text:p text:style-name="P1">tqualit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5.07cm" svg:y1="9.7cm" svg:x2="9cm" svg:y2="7cm" draw:start-shape="id1" draw:start-glue-point="0" draw:end-shape="id2" draw:end-glue-point="2" svg:d="m5070 9700c0-2025 3930-675 3930-2700">
          <text:p/>
        </draw:connector>
        <draw:custom-shape draw:style-name="gr1" draw:text-style-name="P1" xml:id="id4" draw:id="id4" draw:layer="layout" svg:width="2.817cm" svg:height="3.4cm" svg:x="14.272cm" svg:y="9.7cm">
          <text:p text:style-name="P1">town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3.2cm" svg:x="3.47cm" svg:y="14.8cm">
          <text:p text:style-name="P1">tor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4.97cm" svg:y1="18cm" svg:x2="15.68cm" svg:y2="9.7cm" draw:start-shape="id3" draw:start-glue-point="2" draw:end-shape="id4" draw:end-glue-point="0" svg:d="m4970 18000c0 751 5401 501 5401-4150s5309-4901 5309-4150">
          <text:p/>
        </draw:connector>
        <draw:connector draw:style-name="gr2" draw:text-style-name="P1" draw:layer="layout" draw:type="curve" svg:x1="3.47cm" svg:y1="16.4cm" svg:x2="3.57cm" svg:y2="11.5cm" draw:start-shape="id3" draw:start-glue-point="3" draw:end-shape="id1" draw:end-glue-point="3" svg:d="m3470 16400c-751 0-801-4900 100-4900">
          <text:p/>
        </draw:connector>
        <draw:connector draw:style-name="gr2" draw:text-style-name="P1" draw:layer="layout" draw:type="curve" svg:x1="6.47cm" svg:y1="16.4cm" svg:x2="6.57cm" svg:y2="11.5cm" draw:start-shape="id3" draw:start-glue-point="1" draw:end-shape="id1" draw:end-glue-point="1" svg:d="m6470 16400c901 0 851-4900 100-4900">
          <text:p/>
        </draw:connector>
        <draw:custom-shape draw:style-name="gr1" draw:text-style-name="P1" xml:id="id5" draw:id="id5" draw:layer="layout" svg:width="3.2cm" svg:height="3.2cm" svg:x="13.889cm" svg:y="14.9cm">
          <text:p text:style-name="P1">tmv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7.089cm" svg:y1="16.5cm" svg:x2="17.089cm" svg:y2="11.4cm" draw:start-shape="id5" draw:start-glue-point="1" draw:end-shape="id4" svg:d="m17089 16500c751 0 751-5100 0-5100">
          <text:p/>
        </draw:connector>
        <draw:connector draw:style-name="gr2" draw:text-style-name="P1" draw:layer="layout" draw:type="curve" svg:x1="13.889cm" svg:y1="16.5cm" svg:x2="14.272cm" svg:y2="11.4cm" draw:start-shape="id5" draw:start-glue-point="3" draw:end-shape="id4" draw:end-glue-point="3" svg:d="m13889 16500c-751 0-943-5100 383-5100">
          <text:p/>
        </draw:connector>
        <draw:connector draw:style-name="gr2" draw:text-style-name="P1" draw:layer="layout" draw:type="curve" svg:x1="15.489cm" svg:y1="18.1cm" svg:x2="5.07cm" svg:y2="9.7cm" draw:start-shape="id5" draw:start-glue-point="2" draw:end-shape="id1" draw:end-glue-point="0" svg:d="m15489 18100c0 751-5259 501-5259-4200s-5160-4951-5160-42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ivier chaussavoine</meta:initial-creator>
    <meta:creation-date>2012-09-25T07:40:13</meta:creation-date>
    <dc:date>2012-09-25T08:01:55</dc:date>
    <dc:creator>olivier chaussavoine</dc:creator>
    <meta:editing-duration>PT6M2S</meta:editing-duration>
    <meta:editing-cycles>2</meta:editing-cycles>
    <meta:generator>LibreOffice/3.5$Linux_X86_64 LibreOffice_project/350m1$Build-2</meta:generator>
    <meta:document-statistic meta:object-count="12"/>
  </office:meta>
</office:document-meta>
</file>